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fo:language="es" fo:country="ES" officeooo:rsid="0013dfa8" officeooo:paragraph-rsid="0013dfa8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1">
      <style:text-properties fo:language="es" fo:country="ES" officeooo:rsid="00284a67" officeooo:paragraph-rsid="00284a67"/>
    </style:style>
    <style:style style:name="P4" style:family="paragraph" style:parent-style-name="Text_20_body">
      <style:text-properties officeooo:rsid="0013dfa8" officeooo:paragraph-rsid="0013dfa8"/>
    </style:style>
    <style:style style:name="P5" style:family="paragraph" style:parent-style-name="Text_20_body">
      <style:text-properties fo:language="es" fo:country="ES" officeooo:rsid="0013dfa8" officeooo:paragraph-rsid="0013dfa8"/>
    </style:style>
    <style:style style:name="P6" style:family="paragraph" style:parent-style-name="Text_20_body">
      <style:paragraph-properties fo:text-align="end" style:justify-single-word="false"/>
      <style:text-properties fo:language="es" fo:country="ES" officeooo:rsid="0013dfa8" officeooo:paragraph-rsid="0013dfa8"/>
    </style:style>
    <style:style style:name="P7" style:family="paragraph" style:parent-style-name="Text_20_body">
      <style:text-properties officeooo:paragraph-rsid="0013dfa8"/>
    </style:style>
    <style:style style:name="P8" style:family="paragraph" style:parent-style-name="Text_20_body">
      <style:text-properties officeooo:rsid="0016f7dc" officeooo:paragraph-rsid="001a7f21"/>
    </style:style>
    <style:style style:name="P9" style:family="paragraph" style:parent-style-name="Text_20_body">
      <style:text-properties officeooo:rsid="0016f7dc" officeooo:paragraph-rsid="001bd134"/>
    </style:style>
    <style:style style:name="P10" style:family="paragraph" style:parent-style-name="Text_20_body">
      <style:text-properties officeooo:rsid="0016f7dc" officeooo:paragraph-rsid="0022bf2d"/>
    </style:style>
    <style:style style:name="P11" style:family="paragraph" style:parent-style-name="Text_20_body">
      <style:text-properties officeooo:rsid="001bd134" officeooo:paragraph-rsid="001bd134"/>
    </style:style>
    <style:style style:name="P12" style:family="paragraph" style:parent-style-name="Text_20_body">
      <style:text-properties officeooo:rsid="001d347f" officeooo:paragraph-rsid="001d347f"/>
    </style:style>
    <style:style style:name="P13" style:family="paragraph" style:parent-style-name="Text_20_body">
      <style:text-properties officeooo:rsid="0027aaab" officeooo:paragraph-rsid="0027aaab"/>
    </style:style>
    <style:style style:name="P14" style:family="paragraph" style:parent-style-name="Title">
      <style:text-properties fo:language="es" fo:country="ES" officeooo:rsid="0013dfa8" officeooo:paragraph-rsid="0013dfa8"/>
    </style:style>
    <style:style style:name="T1" style:family="text">
      <style:text-properties officeooo:rsid="0013dfa8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3dfa8"/>
    </style:style>
    <style:style style:name="T4" style:family="text">
      <style:text-properties fo:language="es" fo:country="ES" officeooo:rsid="0018e770"/>
    </style:style>
    <style:style style:name="T5" style:family="text">
      <style:text-properties fo:language="es" fo:country="ES" officeooo:rsid="001a7f21"/>
    </style:style>
    <style:style style:name="T6" style:family="text">
      <style:text-properties fo:language="es" fo:country="ES" officeooo:rsid="001d347f"/>
    </style:style>
    <style:style style:name="T7" style:family="text">
      <style:text-properties fo:language="es" fo:country="ES" officeooo:rsid="001dfd7b"/>
    </style:style>
    <style:style style:name="T8" style:family="text">
      <style:text-properties fo:language="es" fo:country="ES" officeooo:rsid="001f83ab"/>
    </style:style>
    <style:style style:name="T9" style:family="text">
      <style:text-properties fo:language="es" fo:country="ES" officeooo:rsid="00217c0e"/>
    </style:style>
    <style:style style:name="T10" style:family="text">
      <style:text-properties fo:language="es" fo:country="ES" officeooo:rsid="0022bf2d"/>
    </style:style>
    <style:style style:name="T11" style:family="text">
      <style:text-properties fo:language="es" fo:country="ES" officeooo:rsid="0026ac7b"/>
    </style:style>
    <style:style style:name="T12" style:family="text">
      <style:text-properties fo:language="es" fo:country="ES" officeooo:rsid="0027aaab"/>
    </style:style>
    <style:style style:name="T13" style:family="text">
      <style:text-properties officeooo:rsid="0018e7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5"/>
      <text:p text:style-name="P5"/>
      <text:p text:style-name="P5"/>
      <text:p text:style-name="P14"/>
      <text:p text:style-name="P14">Espacios Rurales y Nuevas Tecnologías</text:p>
      <text:p text:style-name="P5"/>
      <text:p text:style-name="P1">Cómo evitar el aislamiento en zonas poco pobla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Víctor Rosa Serrano</text:p>
      <text:p text:style-name="P6">vicrosa25@gmail.com</text:p>
      <text:p text:style-name="P5"/>
      <text:p text:style-name="P5"/>
      <text:p text:style-name="P5"/>
      <text:p text:style-name="P5"><text:soft-page-break/></text:p>
      <text:p text:style-name="P5"/>
      <text:h text:style-name="Heading_20_1" text:outline-level="1">Abstract:</text:h>
      <text:p text:style-name="Text_20_body"/>
      <text:p text:style-name="Text_20_body"/>
      <text:p text:style-name="Text_20_body"/>
      <text:p text:style-name="Text_20_body"/>
      <text:h text:style-name="P2" text:outline-level="1">Í<text:span text:style-name="T1">ndice:</text:span></text:h>
      <text:p text:style-name="Text_20_body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1"><text:soft-page-break/><text:span text:style-name="T13">Introducción</text:span></text:h>
      <text:p text:style-name="P10"><text:span text:style-name="T3">E</text:span><text:span text:style-name="T2">l concepto de comunidad, con la llegada de las nuevas tecnologías y fundamentalmente internet, se ha vuelto más amplio. El mundo entero forma parte de una gran comunidad y hoy en día podemos comunicarnos en tiempo real con cualquier parte del mundo. <text:s/></text:span><text:span text:style-name="T8">La transmisión de información es instantánea y global, las </text:span><text:span text:style-name="T9">fronteras y</text:span><text:span text:style-name="T8"> distancias han desaparecido para el conocimiento, y la cantidad de dicha información crece de forma exponencial. </text:span></text:p>
      <text:p text:style-name="P10"><text:span text:style-name="T6">Los avances tecnológicos , que antaño tardaban décadas o siglos en ser adoptados de forma generalizada, son adoptados de forma inmediata </text:span><text:span text:style-name="T7">por todos los actores sociales y económicos en cualquier lugar del mundo. </text:span><text:span text:style-name="T10">En este marco las grandes ciudades del mundo podemos decir que se han convertido en barrios. </text:span></text:p>
      <text:p text:style-name="P12"><text:span text:style-name="T6">E</text:span><text:span text:style-name="T2">l filósofo canadiense </text:span><text:span text:style-name="T11">Marchall Mcluhan </text:span><text:span text:style-name="T12">acuño el concepto “Aldea Global” intentando describir las consecuencia socioculturales producidas por este cambio en la comunicación.</text:span></text:p>
      <text:p text:style-name="P8"><text:span text:style-name="T5"/></text:p>
      <text:p text:style-name="P8"><text:span text:style-name="T5"/></text:p>
      <text:p text:style-name="P13"><text:span text:style-name="T5"/></text:p>
      <text:p text:style-name="P8"><text:span text:style-name="T5">Términos como Globalización y aldea global intentan describir este proceso. Ante este hecho podemos preguntarnos, ¿tiene sentido lo local?, ¿sigue existiendo comunidades locales?</text:span></text:p>
      <text:p text:style-name="P9"><text:span text:style-name="T4"/></text:p>
      <text:p text:style-name="P9"><text:span text:style-name="T4">Pero no nos engañemos, la única manera de sacar partido a la globalidad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P11"><text:span text:style-name="T3">C</text:span><text:span text:style-name="T2">onsecuencias del aislamiento social</text:span></text:p>
      <text:p text:style-name="P11"><text:span text:style-name="T2"/></text:p>
      <text:h text:style-name="P3" text:outline-level="1">Términos y Definicion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2:39:45.389135000</meta:creation-date>
    <dc:date>2018-01-12T14:21:25.561552000</dc:date>
    <meta:editing-duration>PT28M21S</meta:editing-duration>
    <meta:editing-cycles>12</meta:editing-cycles>
    <meta:generator>LibreOffice/5.3.7.2$MacOSX_X86_64 LibreOffice_project/6b8ed514a9f8b44d37a1b96673cbbdd077e24059</meta:generator>
    <meta:document-statistic meta:table-count="0" meta:image-count="0" meta:object-count="0" meta:page-count="3" meta:paragraph-count="14" meta:word-count="203" meta:character-count="1373" meta:non-whitespace-character-count="1181"/>
  </office:meta>
</office:document-meta>
</file>